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5cm" fo:min-width="8.5cm" draw:shadow="visible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cm" fo:min-width="8cm" draw:shadow="visible" style:writing-mode="lr-tb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cm" fo:min-width="2.25cm" draw:shadow="visible" style:writing-mode="lr-tb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6.5cm" draw:shadow="visible" style:writing-mode="lr-tb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cm" fo:min-width="2.75cm" draw:shadow="visible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6.75cm" draw:shadow="visible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3cm" draw:shadow="visible" style:writing-mode="lr-tb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style:writing-mode="lr-tb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standard">
      <style:graphic-properties svg:stroke-color="#e6e905" draw:textarea-vertical-align="middle"/>
    </style:style>
    <style:style style:name="gr13" style:family="graphic" style:parent-style-name="objectwithoutfill">
      <style:graphic-properties svg:stroke-color="#e6e905" draw:fill="none" draw:textarea-vertical-align="middle"/>
    </style:style>
    <style:style style:name="gr14" style:family="graphic" style:parent-style-name="objectwithoutfill">
      <style:graphic-properties svg:stroke-color="#e6e905"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0.75cm" svg:x="1.75cm" svg:y="1.25cm">
          <text:p text:style-name="P1">Rutas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0.75cm" svg:x="11cm" svg:y="1.25cm">
          <text:p text:style-name="P1">Colecciones Mongo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2.75cm" svg:height="0.75cm" svg:x="1.75cm" svg:y="3.25cm">
          <text:p text:style-name="P3"><text:span text:style-name="T1">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75cm" svg:height="0.75cm" svg:x="1.75cm" svg:y="4.5cm">
          <text:p text:style-name="P3"><text:span text:style-name="T1">/api/pos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75cm" svg:height="0.75cm" svg:x="1.75cm" svg:y="5.75cm">
          <text:p text:style-name="P3"><text:span text:style-name="T1">/api/post/: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7cm" svg:height="1cm" svg:x="11.5cm" svg:y="2.5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4.75cm">
          <text:p text:style-name="P7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4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3.7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5.75cm">
          <text:p text:style-name="P7"><text:span text:style-name="T3">pas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5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7.25cm" svg:height="1cm" svg:x="11.25cm" svg:y="7.7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5cm" svg:height="0.75cm" svg:x="11.25cm" svg:y="9.2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0.25cm">
          <text:p text:style-name="P5"><text:span text:style-name="T2">titul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1.25cm">
          <text:p text:style-name="P5"><text:span text:style-name="T2">descripc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1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0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2.25cm">
          <text:p text:style-name="P5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2.25cm">
          <text:p text:style-name="P5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5cm" svg:height="1cm" svg:x="11.25cm" svg:y="18cm">
          <text:p text:style-name="P5"><text:span text:style-name="T2">S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5cm" svg:height="0.75cm" svg:x="11.25cm" svg:y="13.25cm">
          <text:p text:style-name="P5"><text:span text:style-name="T2">miniatura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5cm" svg:y1="16.75cm" svg:x2="15cm" svg:y2="18cm">
          <text:p/>
        </draw:line>
        <draw:custom-shape draw:style-name="gr9" draw:text-style-name="P10" draw:layer="layout" svg:width="0.75cm" svg:height="1cm" svg:x="15.25cm" svg:y="16.75cm">
          <text:p text:style-name="P5"><text:span text:style-name="T2">1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4.25cm">
          <text:p text:style-name="P5"><text:span text:style-name="T2">en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9.2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1.25cm">
          <text:p text:style-name="P5"><text:span text:style-name="T2">parraf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5cm" svg:height="0.75cm" svg:x="11.25cm" svg:y="22.25cm">
          <text:p text:style-name="P5"><text:span text:style-name="T2">Im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4.25cm">
          <text:p text:style-name="P5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4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2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1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3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4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935cm" svg:y1="3.683cm" svg:x2="11.5cm" svg:y2="3cm" draw:end-shape="id1" draw:end-glue-point="3" svg:d="M4935 3683h3032v-683h3533" svg:viewBox="0 0 6566 684">
          <text:p/>
        </draw:connector>
        <draw:connector draw:style-name="gr10" draw:text-style-name="P1" draw:layer="layout" svg:x1="4.5cm" svg:y1="4.875cm" svg:x2="11.25cm" svg:y2="8.25cm" draw:start-shape="id2" draw:start-glue-point="1" draw:end-shape="id3" draw:end-glue-point="3" svg:d="M4500 4875h3475v3375h3275" svg:viewBox="0 0 6751 3376">
          <text:p/>
        </draw:connector>
        <draw:connector draw:style-name="gr10" draw:text-style-name="P1" draw:layer="layout" svg:x1="4.5cm" svg:y1="6.125cm" svg:x2="11.25cm" svg:y2="8.25cm" draw:start-shape="id4" draw:start-glue-point="1" draw:end-shape="id3" draw:end-glue-point="3" svg:d="M4500 6125h3475v2125h3275" svg:viewBox="0 0 6751 2126">
          <text:p/>
        </draw:connector>
        <draw:frame draw:style-name="gr11" draw:text-style-name="P11" draw:layer="layout" svg:width="5.75cm" svg:height="1.433cm" svg:x="1.5cm" svg:y="16.5cm">
          <draw:text-box>
            <text:p><text:span text:style-name="T3">Miniatura y img almacena la url de la imagen . Las imagenes se almacenan en otro servidor</text:span></text:p>
          </draw:text-box>
        </draw:frame>
        <draw:connector draw:style-name="gr12" draw:text-style-name="P1" draw:layer="layout" svg:x1="11.25cm" svg:y1="13.625cm" svg:x2="7.652cm" svg:y2="16.983cm" draw:start-shape="id5" draw:start-glue-point="3" svg:d="M11250 13625h-2049v3358h-1549" svg:viewBox="0 0 3599 3359">
          <text:p/>
        </draw:connector>
        <draw:connector draw:style-name="gr12" draw:text-style-name="P1" draw:layer="layout" svg:x1="11.25cm" svg:y1="22.625cm" svg:x2="7.259cm" svg:y2="16.983cm" draw:start-shape="id6" draw:start-glue-point="3" svg:d="M11250 22625h-2246v-5642h-1745" svg:viewBox="0 0 3992 5643">
          <text:p/>
        </draw:connector>
        <draw:connector draw:style-name="gr13" draw:text-style-name="P9" xml:id="id8" draw:id="id8" draw:layer="layout" draw:type="lines" svg:x1="1.75cm" svg:y1="3.625cm" svg:x2="1.216cm" svg:y2="6.972cm" draw:start-shape="id7" draw:start-glue-point="3" svg:d="M1750 3625h-501l-33 3347" svg:viewBox="0 0 535 3348">
          <text:p/>
        </draw:connector>
        <draw:connector draw:style-name="gr13" draw:text-style-name="P9" draw:layer="layout" draw:type="lines" draw:line-skew="0cm 0.535cm" svg:x1="1.75cm" svg:y1="4.875cm" svg:x2="1.216cm" svg:y2="6.972cm" draw:start-shape="id2" draw:start-glue-point="3" draw:end-shape="id8" draw:end-glue-point="3" svg:d="M1750 4875h-501l1 2097h-34" svg:viewBox="0 0 535 2098">
          <text:p/>
        </draw:connector>
        <draw:connector draw:style-name="gr13" draw:text-style-name="P9" draw:layer="layout" draw:type="lines" draw:line-skew="0cm 0.535cm" svg:x1="1.75cm" svg:y1="6.125cm" svg:x2="1.216cm" svg:y2="6.972cm" draw:start-shape="id4" draw:start-glue-point="3" draw:end-shape="id8" draw:end-glue-point="3" svg:d="M1750 6125h-501l1 847h-34" svg:viewBox="0 0 535 848">
          <text:p/>
        </draw:connector>
        <draw:connector draw:style-name="gr13" draw:text-style-name="P9" draw:layer="layout" draw:type="lines" svg:x1="1.216cm" svg:y1="10.226cm" svg:x2="1.216cm" svg:y2="6.972cm" draw:end-shape="id8" draw:end-glue-point="3" svg:d="M1216 10226v-2753-501" svg:viewBox="0 0 1 3255">
          <text:p/>
        </draw:connector>
        <draw:line draw:style-name="gr14" draw:text-style-name="P9" draw:layer="layout" svg:x1="1.25cm" svg:y1="10.25cm" svg:x2="2cm" svg:y2="10.25cm">
          <text:p/>
        </draw:line>
        <draw:frame draw:style-name="gr15" draw:text-style-name="P11" draw:layer="layout" svg:width="3cm" svg:height="0.645cm" svg:x="2.25cm" svg:y="10cm">
          <draw:text-box>
            <text:p><text:span text:style-name="T3">Url api </text:span><text:span text:style-name="T3">publicas </text:span></text:p>
          </draw:text-box>
        </draw:frame>
        <draw:frame draw:style-name="gr16" draw:text-style-name="P12" draw:layer="layout" svg:width="7.5cm" svg:height="3.539cm" svg:x="1.5cm" svg:y="23cm">
          <draw:text-box>
            <text:p><text:span text:style-name="T4">Types </text:span></text:p>
            <text:p><text:span text:style-name="T2">Cada numero </text:span><text:span text:style-name="T2">corresponde a </text:span><text:span text:style-name="T2">un patron de </text:span><text:span text:style-name="T2">diseño</text:span></text:p>
            <text:p><text:span text:style-name="T2"><text:s text:c="20"/></text:span><text:span text:style-name="T2">1 = </text:span><text:span text:style-name="T2">text [img]</text:span></text:p>
            <text:p><text:span text:style-name="T2"><text:s text:c="20"/></text:span><text:span text:style-name="T2">2 = </text:span><text:span text:style-name="T2">[img] text</text:span></text:p>
            <text:p><text:span text:style-name="T2"><text:s text:c="20"/></text:span><text:span text:style-name="T2">3 = </text:span><text:span text:style-name="T2">[text]</text:span></text:p>
            <text:p><text:span text:style-name="T2"><text:s text:c="20"/></text:span><text:span text:style-name="T2">4 = </text:span><text:span text:style-name="T2">[img]</text:span></text:p>
            <text:p><text:span text:style-name="T2"><text:s text:c="20"/></text:span><text:span text:style-name="T2">5 = </text:span><text:span text:style-name="T2">codigo </text:span></text:p>
          </draw:text-box>
        </draw:frame>
        <draw:line draw:style-name="gr17" draw:text-style-name="P9" draw:layer="layout" svg:x1="11.25cm" svg:y1="24.5cm" svg:x2="9cm" svg:y2="24.5cm">
          <text:p/>
        </draw:line>
        <draw:custom-shape draw:style-name="gr7" draw:text-style-name="P6" draw:layer="layout" svg:width="3.5cm" svg:height="0.75cm" svg:x="11.25cm" svg:y="23.25cm">
          <text:p text:style-name="P5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3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5.25cm">
          <text:p text:style-name="P5"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5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0.2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5cm" svg:height="0.75cm" svg:x="15cm" svg:y="20.25cm">
          <text:p text:style-name="P5"><text:span text:style-name="T2">Id Objec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5cm" svg:y1="20.625cm" svg:x2="14.75cm" svg:y2="9.625cm" draw:start-shape="id9" draw:start-glue-point="1" draw:end-shape="id10" draw:end-glue-point="1" svg:d="M18500 20625h701v-11000h-4451" svg:viewBox="0 0 4452 1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50:29.241500779</meta:creation-date>
    <dc:date>2023-09-12T16:14:51.569103342</dc:date>
    <meta:editing-duration>PT8H4M42S</meta:editing-duration>
    <meta:editing-cycles>7</meta:editing-cycles>
    <meta:generator>LibreOffice/7.5.5.2$Linux_X86_64 LibreOffice_project/50$Build-2</meta:generator>
    <meta:document-statistic meta:object-count="54"/>
  </office:meta>
</office:document-meta>
</file>